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b9" officeooo:paragraph-rsid="000652b9"/>
    </style:style>
    <style:style style:name="P2" style:family="paragraph" style:parent-style-name="Standard">
      <style:text-properties fo:font-size="14pt" officeooo:rsid="000652b9" officeooo:paragraph-rsid="000652b9" style:font-size-asian="14pt" style:font-size-complex="14pt"/>
    </style:style>
    <style:style style:name="P3" style:family="paragraph" style:parent-style-name="Standard">
      <style:text-properties fo:font-size="14pt" fo:font-weight="bold" officeooo:rsid="000652b9" officeooo:paragraph-rsid="000652b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0bc9" officeooo:paragraph-rsid="00070bc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b9f47" officeooo:paragraph-rsid="000b9f47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d11ee" officeooo:paragraph-rsid="000d11ee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1115f" officeooo:paragraph-rsid="0011115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f0d6" officeooo:paragraph-rsid="0011f0d6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441f" officeooo:paragraph-rsid="0014441f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6pt" fo:font-weight="bold" officeooo:rsid="00070bc9" officeooo:paragraph-rsid="00070bc9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652b9" officeooo:paragraph-rsid="000652b9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4pt" fo:font-weight="normal" officeooo:rsid="0014441f" officeooo:paragraph-rsid="0014441f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72b0a" officeooo:paragraph-rsid="00172b0a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946f5" officeooo:paragraph-rsid="001946f5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99e0b" officeooo:paragraph-rsid="00199e0b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a0257" officeooo:paragraph-rsid="001a0257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a0257" officeooo:paragraph-rsid="001d7265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4af8b" officeooo:paragraph-rsid="0024af8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4af8b" officeooo:paragraph-rsid="0024af8b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070bc9" officeooo:paragraph-rsid="001eed14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eed14" officeooo:paragraph-rsid="001eed14" style:font-size-asian="14pt" style:font-weight-asian="normal" style:font-size-complex="14pt" style:font-weight-complex="normal"/>
    </style:style>
    <style:style style:name="P22" style:family="paragraph" style:parent-style-name="Standard">
      <style:text-properties officeooo:rsid="000652b9" officeooo:paragraph-rsid="000652b9"/>
    </style:style>
    <style:style style:name="P23" style:family="paragraph" style:parent-style-name="Standard">
      <style:text-properties fo:font-size="16pt" fo:font-weight="bold" officeooo:rsid="00189639" officeooo:paragraph-rsid="00189639" style:font-size-asian="14pt" style:font-weight-asian="bold" style:font-size-complex="16pt" style:font-weight-complex="bold"/>
    </style:style>
    <style:style style:name="T1" style:family="text">
      <style:text-properties officeooo:rsid="0007306f"/>
    </style:style>
    <style:style style:name="T2" style:family="text">
      <style:text-properties officeooo:rsid="00089f42"/>
    </style:style>
    <style:style style:name="T3" style:family="text">
      <style:text-properties officeooo:rsid="000a77e5"/>
    </style:style>
    <style:style style:name="T4" style:family="text">
      <style:text-properties officeooo:rsid="000d11ee"/>
    </style:style>
    <style:style style:name="T5" style:family="text">
      <style:text-properties officeooo:rsid="000dfad3"/>
    </style:style>
    <style:style style:name="T6" style:family="text">
      <style:text-properties officeooo:rsid="000ee651"/>
    </style:style>
    <style:style style:name="T7" style:family="text">
      <style:text-properties officeooo:rsid="0017a010"/>
    </style:style>
    <style:style style:name="T8" style:family="text">
      <style:text-properties officeooo:rsid="001ba5a5"/>
    </style:style>
    <style:style style:name="T9" style:family="text">
      <style:text-properties officeooo:rsid="001d726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23fe6"/>
    </style:style>
    <style:style style:name="T12" style:family="text">
      <style:text-properties officeooo:rsid="00237efd"/>
    </style:style>
    <style:style style:name="T13" style:family="text">
      <style:text-properties officeooo:rsid="00242a2b"/>
    </style:style>
    <style:style style:name="T14" style:family="text">
      <style:text-properties officeooo:rsid="002718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ependencies:</text:p>
      <text:p text:style-name="P4"/>
      <text:p text:style-name="P20">Graphic user inter<text:span text:style-name="T1">face depends </text:span><text:span text:style-name="T2">on streamlit for creating web application;</text:span></text:p>
      <text:p text:style-name="P20"><text:span text:style-name="T2">on matplotlib for </text:span><text:span text:style-name="T3">plotting graphs;</text:span></text:p>
      <text:p text:style-name="P21">and on pandas for creating tables</text:p>
      <text:p text:style-name="P3"/>
      <text:p text:style-name="P3"/>
      <text:p text:style-name="P11">Structure of software:</text:p>
      <text:p text:style-name="P1"/>
      <text:p text:style-name="P1"/>
      <text:p text:style-name="P2">Urania is operated by 2 independent programs that communicate one with another through JSON files.</text:p>
      <text:p text:style-name="P2"/>
      <text:p text:style-name="P2">One program is responsible for interactions with mass spectrometer, another one is responsible for data visualisation and graphic user interface.</text:p>
      <text:p text:style-name="P1"/>
      <text:p text:style-name="P1"/>
      <text:p text:style-name="P23">Structure of GUI code:</text:p>
      <text:p text:style-name="P23"/>
      <text:p text:style-name="P14">Code of GUI consists of following files:</text:p>
      <text:p text:style-name="P14"/>
      <text:p text:style-name="P14">File main.py is the file that needs to be executed (via “<text:span text:style-name="T10">streamlit run main.py</text:span>” command in IDE command line) to launch the program</text:p>
      <text:p text:style-name="P14"/>
      <text:p text:style-name="P15">File StreamlitGUI.py contains funcions to display each 3 types of graphs, <text:span text:style-name="T11">functions to display data tables</text:span> and a function to display fully working sample page</text:p>
      <text:p text:style-name="P15"/>
      <text:p text:style-name="P16">File JSONoperators.py contains functions to read JSON files with spectrums and with settings configurations</text:p>
      <text:p text:style-name="P16"/>
      <text:p text:style-name="P17">File <text:span text:style-name="T8">GUI_settings_menu.py containts functions to modi</text:span><text:span text:style-name="T12">f</text:span><text:span text:style-name="T8">y each ot the parameters, to re-write JSON config with modifications applied, </text:span><text:span text:style-name="T13">to reset settings to default, </text:span><text:span text:style-name="T8">and to start a working Settings page</text:span></text:p>
      <text:p text:style-name="P17"/>
      <text:p text:style-name="P17"><text:span text:style-name="T9">file “pages” contains .py</text:span><text:span text:style-name="T8"> </text:span><text:span text:style-name="T9">files that are executed by Streamlit and are responsible for each of the pages</text:span></text:p>
      <text:p text:style-name="P1"/>
      <text:p text:style-name="P1"/>
      <text:p text:style-name="P10">Structure of JSON files:</text:p>
      <text:p text:style-name="P10"/>
      <text:p text:style-name="P5">Spectrum files contain results produced from the same pipe over different moments of time in following format:</text:p>
      <text:p text:style-name="P5"><text:soft-page-break/></text:p>
      <text:p text:style-name="P5">{"class":"metadata"}</text:p>
      <text:p text:style-name="P5">{"class":"spectrum","time":<text:span text:style-name="T4">x</text:span>,"array":[<text:span text:style-name="T4">x1,x2,x3</text:span>]}</text:p>
      <text:p text:style-name="P5"/>
      <text:p text:style-name="P6">Time is formatted as seconds since 01 Jan 1970, timezone questions are not resolved yet</text:p>
      <text:p text:style-name="P6"/>
      <text:p text:style-name="P6">Array is formatted as PPM’s for different molar masses starting from 0 with step of 1 <text:span text:style-name="T5">(therefore, </text:span><text:span text:style-name="T6">zeroth</text:span><text:span text:style-name="T5"> element of array is insignificant and should be set to zero)</text:span></text:p>
      <text:p text:style-name="P6"/>
      <text:p text:style-name="P8">Purpose of metadata line is to be decided.</text:p>
      <text:p text:style-name="P6"/>
      <text:p text:style-name="P7">Results from different pipes are stored in different files.</text:p>
      <text:p text:style-name="P10"/>
      <text:p text:style-name="P10"/>
      <text:p text:style-name="P18"><text:span text:style-name="T14">Following settings of GUI page are specified in the settings file</text:span>:</text:p>
      <text:p text:style-name="P18"/>
      <text:p text:style-name="P19"><text:tab/>- page name</text:p>
      <text:p text:style-name="P19"><text:tab/>- name of spectrum file</text:p>
      <text:p text:style-name="P19"><text:tab/>- vertical or horizontal orientation</text:p>
      <text:p text:style-name="P19"><text:tab/>- default masses to be displayed on const_mass graph</text:p>
      <text:p text:style-name="P19"><text:tab/>- default amount of spectrums to be displayed</text:p>
      <text:p text:style-name="P19"><text:tab/>- Options whether to display different types of graphs or no</text:p>
      <text:p text:style-name="P18"/>
      <text:p text:style-name="P9">GUI settings has the following format:</text:p>
      <text:p text:style-name="P9"/>
      <text:p text:style-name="P9">{"page_name": "int", "spectrum_filename": "name", "orientation": "vertical"/”horizontal”, "default_amount_of_spectrums": "int", "default_masses": "int1,int2,int3...", "do_display_3d": "boolean", "do_display_const_mass": "boolean", "do_display_const_time": "boolean"}</text:p>
      <text:p text:style-name="P13">GUI settings line specify which page it belongs to; which JSON file is parsed; <text:span text:style-name="T7">whether page is displayed horizontally or vertically; how much spectrums are displayed; what masses are displayed on const_mass graph; whether each type of graphs is display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59:59.040076634</meta:creation-date>
    <meta:generator>LibreOffice/7.3.7.2$Linux_X86_64 LibreOffice_project/30$Build-2</meta:generator>
    <dc:date>2024-05-14T13:17:38.449328477</dc:date>
    <meta:editing-duration>PT4H59M40S</meta:editing-duration>
    <meta:editing-cycles>26</meta:editing-cycles>
    <meta:document-statistic meta:table-count="0" meta:image-count="0" meta:object-count="0" meta:page-count="2" meta:paragraph-count="32" meta:word-count="378" meta:character-count="2589" meta:non-whitespace-character-count="2237"/>
  </office:meta>
</office:document-meta>
</file>